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/>
      <style:text-properties officeooo:rsid="001e24ab" officeooo:paragraph-rsid="001e24ab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1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1e24a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uleta Comandos Docker</text:p>
      <text:p text:style-name="P1"/>
      <text:p text:style-name="P1"/>
      <text:p text:style-name="P1">NOTA: algunos de estos comandos requieren ser root o usar sudo</text:p>
      <text:p text:style-name="P1"/>
      <text:p text:style-name="P1"><text:span text:style-name="T1">1)</text:span> Crear un contenedor bajando una imagen <text:span text:style-name="T1">(OJO, si se hace varias veces, crea varios contenedores independientes).</text:span></text:p>
      <text:p text:style-name="P1"/>
      <text:p text:style-name="P1">“docker run ubuntu:latest”</text:p>
      <text:p text:style-name="P1"/>
      <text:p text:style-name="P1"><text:span text:style-name="T1">2) </text:span>Obtener ids de los contenedores existentes</text:p>
      <text:p text:style-name="P1">“docker ps -a”</text:p>
      <text:p text:style-name="P1"/>
      <text:p text:style-name="P1"><text:span text:style-name="T1">3)</text:span> Obtener ids de los contenedores en ejecución</text:p>
      <text:p text:style-name="P1">“docker ps”</text:p>
      <text:p text:style-name="P1"/>
      <text:p text:style-name="P1"><text:span text:style-name="T1">4) </text:span>Lanzar un contenedor ya creado. Obtener id del contenedor (docker ps -a) y con el id ejecutar </text:p>
      <text:p text:style-name="P1">“docker container start 09d6ea310f75”</text:p>
      <text:p text:style-name="P1">Donde 09d6ea310f75 es la id.</text:p>
      <text:p text:style-name="P1"/>
      <text:p text:style-name="P1"><text:span text:style-name="T1">5) </text:span>Acceder a la consola de un contenedor que está en funcionamiento donde 665b4a1e17b6 es la id del contenedor.</text:p>
      <text:p text:style-name="P1"/>
      <text:p text:style-name="P1">“docker exec -i -t 665b4a1e17b6 /bin/bash”</text:p>
      <text:p text:style-name="P2"/>
      <text:p text:style-name="P1"><text:span text:style-name="T1">6) </text:span>Parar un contenedor Docker.</text:p>
      <text:p text:style-name="P1"/>
      <text:p text:style-name="P1">“docker stop 665b4a1e17b6”</text:p>
      <text:p text:style-name="P1"/>
      <text:p text:style-name="P1"><text:span text:style-name="T1">7)</text:span> Listado de imágenes docker</text:p>
      <text:p text:style-name="P1"/>
      <text:p text:style-name="P1">“docker images”</text:p>
      <text:p text:style-name="P1"/>
      <text:p text:style-name="P1"><text:span text:style-name="T1">8) </text:span>Borrar contenedor docker</text:p>
      <text:p text:style-name="P1">“docker rm 665b4a1e17b6”</text:p>
      <text:p text:style-name="P1"/>
      <text:p text:style-name="P1">Borrar todos los contenedores en estado Exit</text:p>
      <text:p text:style-name="P1">“docker rm $(sudo docker ps -a | grep Exit | cut -d ' ' -f 1)”</text:p>
      <text:p text:style-name="P1"/>
      <text:p text:style-name="P1">Borrar todos los contenedores</text:p>
      <text:p text:style-name="P1">“docker rm $(sudo docker ps -a -q)”</text:p>
      <text:p text:style-name="P1"/>
      <text:p text:style-name="P1"><text:span text:style-name="T1">9) </text:span>Obtener imagen docker sin crear contenedor, solo la imagen</text:p>
      <text:p text:style-name="P1"/>
      <text:p text:style-name="P1">“docker pull ubuntu:15.04”</text:p>
      <text:p text:style-name="P1"/>
      <text:p text:style-name="P1"><text:soft-page-break/><text:span text:style-name="T1">10) </text:span>Borrar imagen docker </text:p>
      <text:p text:style-name="P1"/>
      <text:p text:style-name="P1">“docker rmi 665b4a1e17b6”</text:p>
      <text:p text:style-name="P1"/>
      <text:p text:style-name="P1">Borrar todas las imagenes docker</text:p>
      <text:p text:style-name="P1"/>
      <text:p text:style-name="P1">“docker rmi $(docker images -a -q)”</text:p>
      <text:p text:style-name="P1"/>
      <text:p text:style-name="P1"/>
      <text:p text:style-name="P1"><text:span text:style-name="T1">11)</text:span> Exportar imagen docker a fichero</text:p>
      <text:p text:style-name="P1">docker save &lt;imagen&gt; <text:s text:c="2"/>&gt; <text:s/>&lt;archivo&gt;.tar</text:p>
      <text:p text:style-name="P2"/>
      <text:p text:style-name="P1"><text:span text:style-name="T1">12) </text:span>Cargar imagen docker desde fichero</text:p>
      <text:p text:style-name="P1">docker load &lt; &lt;archivo&gt;.tar </text:p>
      <text:p text:style-name="P1"/>
      <text:p text:style-name="P1"/>
      <text:p text:style-name="P1"><text:span text:style-name="T1">13)</text:span>Docker commit, para hacer commit de un contenedor a una imagen. Importante la de destino tenga nuestro nombre propio de la cuenta “docker hub” para que podamos subirla con docker push.</text:p>
      <text:p text:style-name="P1"/>
      <text:p text:style-name="P1">Ejemplo: creo una máquina con etiqueta “sergarb1/bda-ceedcv-oracle-xe-11g” a partir del contenedor “c3f279d17e0a”</text:p>
      <text:p text:style-name="P1"/>
      <text:p text:style-name="P1">"sudo docker commit c3f279d17e0a <text:s/>sergarb1/bda-ceedcv-oracle-xe-11g"</text:p>
      <text:p text:style-name="P1"/>
      <text:p text:style-name="P1"><text:span text:style-name="T1">14)</text:span> Docker push, para subir una imagen a Docker hub. Previamente hay que logearse con el comando</text:p>
      <text:p text:style-name="P1">“docker login”</text:p>
      <text:p text:style-name="P1">Aquí un ejemplo de docker push</text:p>
      <text:p text:style-name="P1"/>
      <text:p text:style-name="P1">"docker push sergarb1/bda-ceedcv-oracle-xe-11g"</text:p>
      <text:p text:style-name="P1"/>
      <text:p text:style-name="P1">donde “sergarb1/bda-ceedcv-oracle-xe-11g” es una cuenta y una imagen nuestra dentro de docker hub</text:p>
      <text:p text:style-name="P1"/>
      <text:p text:style-name="P1"><text:span text:style-name="T1">15)</text:span> Crear enlaces entre dockers. Más info <text:a xlink:type="simple" xlink:href="https://docs.docker.com/network/links/" text:style-name="Internet_20_link" text:visited-style-name="Visited_20_Internet_20_Link"><text:span text:style-name="T3">https://docs.docker.com/network/links/</text:span></text:a></text:p>
      <text:p text:style-name="P1"/>
      <text:p text:style-name="P1">Por ejemplo, creamos un contenedor docker con nombre “db” de una base de datos Postgres</text:p>
      <text:p text:style-name="P1">“docker run -d --name db training/postgres”</text:p>
      <text:p text:style-name="P1">donde ”--name db” indica que se creara el contenedor de la imagen “training/postgres” con el nombre “db”</text:p>
      <text:p text:style-name="P1">Entonces si quieres crear por ejemplo un contenedor web que esté enlazado a esa base de datos pones:</text:p>
      <text:p text:style-name="P1">“docker run <text:s/>--name web --link db training/webapp”</text:p>
      <text:p text:style-name="P1">Que se enlaza con “db” y refiriendose al host “db” accedes al otro contenedor.</text:p>
      <text:p text:style-name="P2"/>
      <text:p text:style-name="P2"/>
      <text:p text:style-name="P2"><text:soft-page-break/></text:p>
      <text:p text:style-name="P1"><text:span text:style-name="T1">16)</text:span> Copiar elementos de la máquina real a un contenedor y viceversa</text:p>
      <text:p text:style-name="P1">"sudo docker cp /nuestraPagina.zip cordova:/tmp/”</text:p>
      <text:p text:style-name="P1">donde “cordova” es el nombre o identificador del contenedor.</text:p>
      <text:p text:style-name="P1"/>
      <text:p text:style-name="P1"/>
      <text:p text:style-name="P3"><text:span text:style-name="T2">17)</text:span><text:span text:style-name="T4"> Mapear una carpeta de la maquina real a una carpeta de la maquina docker</text:span></text:p>
      <text:p text:style-name="P3"/>
      <text:p text:style-name="P3">Creamos una maquina con un volumen mapeado a nuestra maquina</text:p>
      <text:p text:style-name="P3"/>
      <text:p text:style-name="P3">docker run -i -t -v /home/usuario/MiProyecto:/proyecto ubuntu:16.04 /bin/bash</text:p>
      <text:p text:style-name="P1"/>
      <text:p text:style-name="P3">Con esta orden: bajas imagen ubuntu (etiqueta 16.04) y creas un contenedor (Ojo si lo haces varias veces creas varios contenedores, para ir luego a un contenedor recuerda usar comandos anteriores).</text:p>
      <text:p text:style-name="P3">También en ese momento mapea tu carpeta “/home/usuario/MiProyecto” a una carpeta “/proyecto” (si no existe la crea) en la maquina Docker.</text:p>
      <text:p text:style-name="P3"/>
      <text:p text:style-name="P7"/>
      <text:p text:style-name="P2">Webs interesantes:</text:p>
      <text:p text:style-name="P1"/>
      <text:p text:style-name="P1"><text:a xlink:type="simple" xlink:href="https://tech.mybuilder.com/virtual-hosts-with-docker/" text:style-name="Internet_20_link" text:visited-style-name="Visited_20_Internet_20_Link"><text:span text:style-name="T3">https://tech.mybuilder.com/virtual-hosts-with-docker/</text:span></text:a></text:p>
      <text:p text:style-name="P1"/>
      <text:p text:style-name="P1"><text:a xlink:type="simple" xlink:href="https://www.katacoda.com/courses/docker" text:style-name="Internet_20_link" text:visited-style-name="Visited_20_Internet_20_Link"><text:span text:style-name="T3">https://www.katacoda.com/courses/docker</text:span></text:a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dc:date>2019-11-16T11:00:00.858000000</dc:date>
    <meta:editing-duration>PT16M39S</meta:editing-duration>
    <meta:editing-cycles>6</meta:editing-cycles>
    <meta:document-statistic meta:table-count="0" meta:image-count="0" meta:object-count="0" meta:page-count="3" meta:paragraph-count="59" meta:word-count="507" meta:character-count="3350" meta:non-whitespace-character-count="2898"/>
  </office:meta>
</office:document-meta>
</file>